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Slim-<text:span text:style-name="T1">Chat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is a <text:span text:style-name="T1">web-based</text:span> messaging system reusable core. For mobile apps <text:span text:style-name="T1">WebView component</text:span><text:span text:style-name="T2"> can be of use</text:span>.</text:p>
              </text:list-item>
              <text:list-item>
                <text:p>A <text:span text:style-name="T1">Linux-Apache-MySQL-PHP</text:span> (<text:span text:style-name="T3">L.A.M.P.</text:span>) based project.</text:p>
              </text:list-item>
              <text:list-item>
                <text:p><text:span text:style-name="T1">Slim-Chat is licensed with MIT liberal license</text:span> and <text:span text:style-name="T1">uses project that are licensed under MIT</text:span> license <text:span text:style-name="T4">to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on Slim-Cha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t uses <text:span text:style-name="T1">Slim-PHP</text:span> as <text:span text:style-name="T5">server</text:span>-side library, MIT license.</text:p>
              </text:list-item>
              <text:list-item>
                <text:p>It uses <text:span text:style-name="T1">JQuery</text:span> as <text:span text:style-name="T5">client</text:span>-side library, MIT licensed.</text:p>
              </text:list-item>
              <text:list-item>
                <text:p>Slim-PHP is authored by Josh Lockhart famous also for another his project <text:a xlink:href="https://github.com/codeguy/php-the-right-way" xlink:type="simple">github.com/codeguy/php-the-right-wa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eature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crolling is optionally snapped to bottom</text:p>
              </text:list-item>
              <text:list-item>
                <text:p>Emoticons (typed and clicked)</text:p>
              </text:list-item>
              <text:list-item>
                <text:p>Integration with an external authentication modu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im-PHP, chosen micro-framewor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mall means more manageable</text:span>, as it is intended to be <text:span text:style-name="T5">easy to use and to learn</text:span>.</text:p>
              </text:list-item>
              <text:list-item>
                <text:p>Current version is version 3, version 4 is in prep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ting, an “Hello World” with Slim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You can create a project using Slim-Skeleton as a base</text:span></text:p>
                <text:p><text:span text:style-name="T6"><text:s/></text:span><text:span text:style-name="T6"><text:a xlink:href="http://slimframework.com/" xlink:type="simple">slimframework.com</text:a></text:span></text:p>
              </text:list-item>
              <text:list-item>
                <text:p><text:span text:style-name="T6">Or you can add the package to your project</text:span></text:p>
                <text:p><text:span text:style-name="T6"><text:a xlink:href="https://github.com/slimphp/Slim" xlink:type="simple">github.com/slimphp/Slim</text:a></text:span></text:p>
              </text:list-item>
              <text:list-item>
                <text:p><text:span text:style-name="T6"><text:a xlink:href="https://scotch.io/tutorials/getting-started-with-slim-3-a-php-microframework" xlink:type="simple">scotch.io/tutorials/getting-started-with-slim-3-a-php-microframework</text:a></text:span></text:p>
              </text:list-item>
              <text:list-item>
                <text:p><text:span text:style-name="T6">SlimPHP bookshelf: </text:span><text:span text:style-name="T6"><text:a xlink:href="https://github.com/akrabat/slim-bookshelf" xlink:type="simple">github.com/akrabat/slim-bookshelf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 system for sending emotic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div </text:p>
                <text:p>id="message_text" <text:s/><text:span text:style-name="T1">contenteditable</text:span>="true"</text:p>
                <text:p>&gt;&lt;/div&gt;</text:p>
              </text:list-item>
              <text:list-item>
                <text:p>Emoticons are inputted, sent and stored as “emoticon expressions” : <text:span text:style-name="T3">:</text:span><text:span text:style-name="T7">emotion</text:span><text:span text:style-name="T3">_type:</text:span> e.g. 😄 ❤ :mail:</text:p>
              </text:list-item>
              <text:list-item>
                <text:p>Textual “emoticon expressions” are converted to HTML both in /chat/list (message listing) and in #message_text(rich format input field)</text:p>
              </text:list-item>
              <text:list-item>
                <text:p>:) &lt;3 emoticons that are not “emoticon expressions” are internally converted to “emoticon expressions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0:47:16.700355405</meta:creation-date>
    <dc:date>2017-10-18T17:17:54.990917332</dc:date>
    <meta:editing-duration>PT3H36M42S</meta:editing-duration>
    <meta:editing-cycles>78</meta:editing-cycles>
    <meta:generator>LibreOffice/5.1.6.2$Linux_X86_64 LibreOffice_project/10m0$Build-2</meta:generator>
    <meta:document-statistic meta:object-count="45"/>
  </office:meta>
</office:document-meta>
</file>